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eb4" officeooo:paragraph-rsid="001a7eb4"/>
    </style:style>
    <style:style style:name="P2" style:family="paragraph" style:parent-style-name="Standard">
      <style:text-properties officeooo:rsid="001a8a55" officeooo:paragraph-rsid="001a8a55"/>
    </style:style>
    <style:style style:name="P3" style:family="paragraph" style:parent-style-name="Standard">
      <style:text-properties officeooo:rsid="001bbaca" officeooo:paragraph-rsid="001bbaca"/>
    </style:style>
    <style:style style:name="P4" style:family="paragraph" style:parent-style-name="Standard">
      <style:text-properties officeooo:rsid="001be1c8" officeooo:paragraph-rsid="001be1c8"/>
    </style:style>
    <style:style style:name="P5" style:family="paragraph" style:parent-style-name="Standard">
      <style:text-properties officeooo:rsid="001d5fa0" officeooo:paragraph-rsid="001d5fa0"/>
    </style:style>
    <style:style style:name="T1" style:family="text">
      <style:text-properties officeooo:rsid="0019d1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span text:style-name="T1">Employee</text:span></text:p>
      <text:p text:style-name="Standard"/>
      <text:p text:style-name="Standard"/>
      <text:p text:style-name="Standard"><text:s/>use employee</text:p>
      <text:p text:style-name="Standard">switched to db employee</text:p>
      <text:p text:style-name="Standard">employee&gt; db.createCollection("emp")</text:p>
      <text:p text:style-name="Standard">{ ok: 1 }</text:p>
      <text:p text:style-name="Standard"/>
      <text:p text:style-name="Standard"/>
      <text:p text:style-name="Standard"><text:s/>db.emp.insertOne({eid:101,ename:'Binoy',dept:'cs',desg:'dev',salary:100000,yoj:2022-01-01,address:[{dno:60,street:'baker',locality:'Kollam',city:'Kollam'}]})</text:p>
      <text:p text:style-name="Standard">{</text:p>
      <text:p text:style-name="Standard"><text:s text:c="2"/>acknowledged: true,</text:p>
      <text:p text:style-name="Standard"><text:s text:c="2"/>insertedId: ObjectId("62a4be94de96bb8621ae7cf6")</text:p>
      <text:p text:style-name="Standard">}</text:p>
      <text:p text:style-name="Standard"/>
      <text:p text:style-name="Standard">employee&gt; db.emp.insertOne({eid:102,ename:'Adharsh',dept:'cs',desg:'designer',salary:60000,yoj:2021-08-01,address:[{dno:77,street:'Kazhakootam',locality:'Chandha',city:'Tvm'}]})</text:p>
      <text:p text:style-name="Standard">{</text:p>
      <text:p text:style-name="Standard"><text:s text:c="2"/>acknowledged: true,</text:p>
      <text:p text:style-name="Standard"><text:s text:c="2"/>insertedId: ObjectId("62a4bf5bde96bb8621ae7cf7")</text:p>
      <text:p text:style-name="Standard">}</text:p>
      <text:p text:style-name="Standard">employee&gt; db.emp.insertOne({eid:103,ename:'Arun',dept:'cs',desg:'dev',salary:50000,yoj:2022-03-01,address:[{dno:142,street:'Kallar',locality:'Ndkm',city:'Idukki'}]})</text:p>
      <text:p text:style-name="Standard">{</text:p>
      <text:p text:style-name="Standard"><text:s text:c="2"/>acknowledged: true,</text:p>
      <text:p text:style-name="Standard"><text:s text:c="2"/>insertedId: ObjectId("62a4bfa2de96bb8621ae7cf8")</text:p>
      <text:p text:style-name="Standard">}</text:p>
      <text:p text:style-name="Standard">employee&gt; db.emp.insertOne({eid:103,ename:'Marvin',dept:'cs',desg:'data analyst',salary:60000,yoj:2021-09-01,address:[{dno:21,street:'Eritty',locality:'Eritty',city:'Kannur'}]})</text:p>
      <text:p text:style-name="Standard">{</text:p>
      <text:p text:style-name="Standard"><text:s text:c="2"/>acknowledged: true,</text:p>
      <text:p text:style-name="Standard"><text:s text:c="2"/>insertedId: ObjectId("62a4c084de96bb8621ae7cfa")</text:p>
      <text:p text:style-name="Standard">}</text:p>
      <text:p text:style-name="Standard">employee&gt; db.emp.insertOne({eid:104,ename:'Don',dept:'cs',desg:'dev',salary:60000,yoj:2020-11-01,address:[{dno:404,street:'Adoor',locality:'Adoor',city:'Pathanamthitta'}]})</text:p>
      <text:p text:style-name="Standard">{</text:p>
      <text:p text:style-name="Standard"><text:s text:c="2"/>acknowledged: true,</text:p>
      <text:p text:style-name="Standard"><text:s text:c="2"/>insertedId: ObjectId("62a4c0dfde96bb8621ae7cfb")</text:p>
      <text:p text:style-name="Standard">}</text:p>
      <text:p text:style-name="Standard">employee&gt; db.emp.insertOne({eid:105,ename:'Rahul',dept:'cs',desg:'designer',salary:90000,yoj:2021-11-01,address:[{dno:100,street:'Tkm',locality:'Karikode',city:'Kollam'}]})</text:p>
      <text:p text:style-name="Standard">{</text:p>
      <text:p text:style-name="Standard"><text:s text:c="2"/>acknowledged: true,</text:p>
      <text:p text:style-name="Standard"><text:s text:c="2"/>insertedId: ObjectId("62a4c12ede96bb8621ae7cfc")</text:p>
      <text:p text:style-name="Standard">}</text:p>
      <text:p text:style-name="Standard"/>
      <text:p text:style-name="Standard"/>
      <text:p text:style-name="Standard"><text:soft-page-break/></text:p>
      <text:p text:style-name="P1">(1)</text:p>
      <text:p text:style-name="P1"/>
      <text:p text:style-name="P1">employee&gt; db.emp.find({salary:{$gt:50000,$lt:75000}})</text:p>
      <text:p text:style-name="P1">[</text:p>
      <text:p text:style-name="P1"><text:s text:c="2"/>{</text:p>
      <text:p text:style-name="P1"><text:s text:c="4"/>_id: ObjectId("62a4bf5bde96bb8621ae7cf7"),</text:p>
      <text:p text:style-name="P1"><text:s text:c="4"/>eid: 102,</text:p>
      <text:p text:style-name="P1"><text:s text:c="4"/>ename: 'Adharsh',</text:p>
      <text:p text:style-name="P1"><text:s text:c="4"/>dept: 'cs',</text:p>
      <text:p text:style-name="P1"><text:s text:c="4"/>desg: 'designer',</text:p>
      <text:p text:style-name="P1"><text:s text:c="4"/>salary: 60000,</text:p>
      <text:p text:style-name="P1"><text:s text:c="4"/>yoj: 2012,</text:p>
      <text:p text:style-name="P1"><text:s text:c="4"/>address: [</text:p>
      <text:p text:style-name="P1"><text:s text:c="6"/>{</text:p>
      <text:p text:style-name="P1"><text:s text:c="8"/>dno: 77,</text:p>
      <text:p text:style-name="P1"><text:s text:c="8"/>street: 'Kazhakootam',</text:p>
      <text:p text:style-name="P1"><text:s text:c="8"/>locality: 'Chandha',</text:p>
      <text:p text:style-name="P1"><text:s text:c="8"/>city: 'Tvm'</text:p>
      <text:p text:style-name="P1"><text:s text:c="6"/>}</text:p>
      <text:p text:style-name="P1"><text:s text:c="4"/>]</text:p>
      <text:p text:style-name="P1"><text:s text:c="2"/>},</text:p>
      <text:p text:style-name="P1"><text:s text:c="2"/>{</text:p>
      <text:p text:style-name="P1"><text:s text:c="4"/>_id: ObjectId("62a4c084de96bb8621ae7cfa"),</text:p>
      <text:p text:style-name="P1"><text:s text:c="4"/>eid: 103,</text:p>
      <text:p text:style-name="P1"><text:s text:c="4"/>ename: 'Marvin',</text:p>
      <text:p text:style-name="P1"><text:s text:c="4"/>dept: 'cs',</text:p>
      <text:p text:style-name="P1"><text:s text:c="4"/>desg: 'data analyst',</text:p>
      <text:p text:style-name="P1"><text:s text:c="4"/>salary: 60000,</text:p>
      <text:p text:style-name="P1"><text:s text:c="4"/>yoj: 2011,</text:p>
      <text:p text:style-name="P1"><text:s text:c="4"/>address: [</text:p>
      <text:p text:style-name="P1"><text:s text:c="6"/>{ dno: 21, street: 'Eritty', locality: 'Eritty', city: 'Kannur' }</text:p>
      <text:p text:style-name="P1"><text:s text:c="4"/>]</text:p>
      <text:p text:style-name="P1"><text:s text:c="2"/>},</text:p>
      <text:p text:style-name="P1"><text:s text:c="2"/>{</text:p>
      <text:p text:style-name="P1"><text:s text:c="4"/>_id: ObjectId("62a4c0dfde96bb8621ae7cfb"),</text:p>
      <text:p text:style-name="P1"><text:s text:c="4"/>eid: 104,</text:p>
      <text:p text:style-name="P1"><text:s text:c="4"/>ename: 'Don',</text:p>
      <text:p text:style-name="P1"><text:s text:c="4"/>dept: 'cs',</text:p>
      <text:p text:style-name="P1"><text:s text:c="4"/>desg: 'dev',</text:p>
      <text:p text:style-name="P1"><text:s text:c="4"/>salary: 60000,</text:p>
      <text:p text:style-name="P1"><text:s text:c="4"/>yoj: 2008,</text:p>
      <text:p text:style-name="P1"><text:s text:c="4"/>address: [</text:p>
      <text:p text:style-name="P1"><text:s text:c="6"/>{</text:p>
      <text:p text:style-name="P1"><text:s text:c="8"/>dno: 404,</text:p>
      <text:p text:style-name="P1"><text:s text:c="8"/>street: 'Adoor',</text:p>
      <text:p text:style-name="P1"><text:s text:c="8"/>locality: 'Adoor',</text:p>
      <text:p text:style-name="P1"><text:s text:c="8"/>city: 'Pathanamthitta'</text:p>
      <text:p text:style-name="P1"><text:s text:c="6"/>}</text:p>
      <text:p text:style-name="P1"><text:s text:c="4"/>]</text:p>
      <text:p text:style-name="P1"><text:s text:c="2"/>}</text:p>
      <text:p text:style-name="P1">]</text:p>
      <text:p text:style-name="P1"><text:soft-page-break/></text:p>
      <text:p text:style-name="P1"/>
      <text:p text:style-name="P1">(2)</text:p>
      <text:p text:style-name="P1"/>
      <text:p text:style-name="P1">db.emp.find({desg:'dev'})</text:p>
      <text:p text:style-name="P1">[</text:p>
      <text:p text:style-name="P1"><text:s text:c="2"/>{</text:p>
      <text:p text:style-name="P1"><text:s text:c="4"/>_id: ObjectId("62a4be94de96bb8621ae7cf6"),</text:p>
      <text:p text:style-name="P1"><text:s text:c="4"/>eid: 101,</text:p>
      <text:p text:style-name="P1"><text:s text:c="4"/>ename: 'Binoy',</text:p>
      <text:p text:style-name="P1"><text:s text:c="4"/>dept: 'cs',</text:p>
      <text:p text:style-name="P1"><text:s text:c="4"/>desg: 'dev',</text:p>
      <text:p text:style-name="P1"><text:s text:c="4"/>salary: 100000,</text:p>
      <text:p text:style-name="P1"><text:s text:c="4"/>yoj: 2020,</text:p>
      <text:p text:style-name="P1"><text:s text:c="4"/>address: [</text:p>
      <text:p text:style-name="P1"><text:s text:c="6"/>{ dno: 60, street: 'baker', locality: 'Kollam', city: 'Kollam' }</text:p>
      <text:p text:style-name="P1"><text:s text:c="4"/>]</text:p>
      <text:p text:style-name="P1"><text:s text:c="2"/>},</text:p>
      <text:p text:style-name="P1"><text:s text:c="2"/>{</text:p>
      <text:p text:style-name="P1"><text:s text:c="4"/>_id: ObjectId("62a4bfa2de96bb8621ae7cf8"),</text:p>
      <text:p text:style-name="P1"><text:s text:c="4"/>eid: 103,</text:p>
      <text:p text:style-name="P1"><text:s text:c="4"/>ename: 'Arun',</text:p>
      <text:p text:style-name="P1"><text:s text:c="4"/>dept: 'cs',</text:p>
      <text:p text:style-name="P1"><text:s text:c="4"/>desg: 'dev',</text:p>
      <text:p text:style-name="P1"><text:s text:c="4"/>salary: 50000,</text:p>
      <text:p text:style-name="P1"><text:s text:c="4"/>yoj: 2018,</text:p>
      <text:p text:style-name="P1"><text:s text:c="4"/>address: [</text:p>
      <text:p text:style-name="P1"><text:s text:c="6"/>{ dno: 142, street: 'Kallar', locality: 'Ndkm', city: 'Idukki' }</text:p>
      <text:p text:style-name="P1"><text:s text:c="4"/>]</text:p>
      <text:p text:style-name="P1"><text:s text:c="2"/>},</text:p>
      <text:p text:style-name="P1"><text:s text:c="2"/>{</text:p>
      <text:p text:style-name="P1"><text:s text:c="4"/>_id: ObjectId("62a4c0dfde96bb8621ae7cfb"),</text:p>
      <text:p text:style-name="P1"><text:s text:c="4"/>eid: 104,</text:p>
      <text:p text:style-name="P1"><text:s text:c="4"/>ename: 'Don',</text:p>
      <text:p text:style-name="P1"><text:s text:c="4"/>dept: 'cs',</text:p>
      <text:p text:style-name="P1"><text:s text:c="4"/>desg: 'dev',</text:p>
      <text:p text:style-name="P1"><text:s text:c="4"/>salary: 60000,</text:p>
      <text:p text:style-name="P1"><text:s text:c="4"/>yoj: 2008,</text:p>
      <text:p text:style-name="P1"><text:s text:c="4"/>address: [</text:p>
      <text:p text:style-name="P1"><text:s text:c="6"/>{</text:p>
      <text:p text:style-name="P1"><text:s text:c="8"/>dno: 404,</text:p>
      <text:p text:style-name="P1"><text:s text:c="8"/>street: 'Adoor',</text:p>
      <text:p text:style-name="P1"><text:s text:c="8"/>locality: 'Adoor',</text:p>
      <text:p text:style-name="P1"><text:s text:c="8"/>city: 'Pathanamthitta'</text:p>
      <text:p text:style-name="P1"><text:s text:c="6"/>}</text:p>
      <text:p text:style-name="P1"><text:s text:c="4"/>]</text:p>
      <text:p text:style-name="P1"><text:s text:c="2"/>}</text:p>
      <text:p text:style-name="P1">]</text:p>
      <text:p text:style-name="P1"/>
      <text:p text:style-name="P1"/>
      <text:p text:style-name="P1"/>
      <text:p text:style-name="P1"/>
      <text:p text:style-name="P1"><text:soft-page-break/>(3)</text:p>
      <text:p text:style-name="P1"/>
      <text:p text:style-name="P1">db.emp.find({ename:'Rahul'},{ename:1,salary:1,_id:0})</text:p>
      <text:p text:style-name="P1">[ { ename: 'Rahul', salary: 90000 } ]</text:p>
      <text:p text:style-name="P1">employee&gt; </text:p>
      <text:p text:style-name="P1"/>
      <text:p text:style-name="P1"/>
      <text:p text:style-name="P2">(4)</text:p>
      <text:p text:style-name="P2"/>
      <text:p text:style-name="P2">employee&gt; db.emp.find({},{ename:1,address:{city:1},_id:0})</text:p>
      <text:p text:style-name="P2">[</text:p>
      <text:p text:style-name="P2"><text:s text:c="2"/>{ ename: 'Binoy', address: [ { city: 'Kollam' } ] },</text:p>
      <text:p text:style-name="P2"><text:s text:c="2"/>{ ename: 'Adharsh', address: [ { city: 'Tvm' } ] },</text:p>
      <text:p text:style-name="P2"><text:s text:c="2"/>{ ename: 'Arun', address: [ { city: 'Idukki' } ] },</text:p>
      <text:p text:style-name="P2"><text:s text:c="2"/>{ ename: 'Marvin', address: [ { city: 'Kannur' } ] },</text:p>
      <text:p text:style-name="P2"><text:s text:c="2"/>{ ename: 'Don', address: [ { city: 'Pathanamthitta' } ] },</text:p>
      <text:p text:style-name="P2"><text:s text:c="2"/>{ ename: 'Rahul', address: [ { city: 'Kollam' } ] }</text:p>
      <text:p text:style-name="P2">]</text:p>
      <text:p text:style-name="P2">employee&gt; </text:p>
      <text:p text:style-name="P2"/>
      <text:p text:style-name="P2"/>
      <text:p text:style-name="P2"/>
      <text:p text:style-name="P2">(5)</text:p>
      <text:p text:style-name="P2"/>
      <text:p text:style-name="P2"/>
      <text:p text:style-name="P2">employee&gt; db.emp.updateMany({desg:'dev'},{$inc:{salary:5000}})</text:p>
      <text:p text:style-name="P2">{</text:p>
      <text:p text:style-name="P2"><text:s text:c="2"/>acknowledged: true,</text:p>
      <text:p text:style-name="P2"><text:s text:c="2"/>insertedId: null,</text:p>
      <text:p text:style-name="P2"><text:s text:c="2"/>matchedCount: 3,</text:p>
      <text:p text:style-name="P2"><text:s text:c="2"/>modifiedCount: 3,</text:p>
      <text:p text:style-name="P2"><text:s text:c="2"/>upsertedCount: 0</text:p>
      <text:p text:style-name="P2">}</text:p>
      <text:p text:style-name="P2"/>
      <text:p text:style-name="P2"/>
      <text:p text:style-name="P2"/>
      <text:p text:style-name="P3">(6)</text:p>
      <text:p text:style-name="P3"/>
      <text:p text:style-name="P3"/>
      <text:p text:style-name="P3">employee&gt; db.emp.updateMany({},{$set:{age:25}})</text:p>
      <text:p text:style-name="P3">{</text:p>
      <text:p text:style-name="P3"><text:s text:c="2"/>acknowledged: true,</text:p>
      <text:p text:style-name="P3"><text:s text:c="2"/>insertedId: null,</text:p>
      <text:p text:style-name="P3"><text:s text:c="2"/>matchedCount: 6,</text:p>
      <text:p text:style-name="P3"><text:s text:c="2"/>modifiedCount: 6,</text:p>
      <text:p text:style-name="P3"><text:s text:c="2"/>upsertedCount: 0</text:p>
      <text:p text:style-name="P3">}</text:p>
      <text:p text:style-name="P3"/>
      <text:p text:style-name="P3"/>
      <text:p text:style-name="P3"/>
      <text:p text:style-name="P3"/>
      <text:p text:style-name="P3"/>
      <text:p text:style-name="P3"><text:soft-page-break/>(7)</text:p>
      <text:p text:style-name="P3"/>
      <text:p text:style-name="P3"/>
      <text:p text:style-name="P3">employee&gt; db.emp.updateOne({ename:'Rahul'},{$unset:{yoj:""}})</text:p>
      <text:p text:style-name="P3">{</text:p>
      <text:p text:style-name="P3"><text:s text:c="2"/>acknowledged: true,</text:p>
      <text:p text:style-name="P3"><text:s text:c="2"/>insertedId: null,</text:p>
      <text:p text:style-name="P3"><text:s text:c="2"/>matchedCount: 1,</text:p>
      <text:p text:style-name="P3"><text:s text:c="2"/>modifiedCount: 1,</text:p>
      <text:p text:style-name="P3"><text:s text:c="2"/>upsertedCount: 0</text:p>
      <text:p text:style-name="P3">}</text:p>
      <text:p text:style-name="P3"/>
      <text:p text:style-name="P3"/>
      <text:p text:style-name="P4">(8)</text:p>
      <text:p text:style-name="P4"/>
      <text:p text:style-name="P4"/>
      <text:p text:style-name="P4">employee&gt; db.emp.updateOne({ename:'Rahul'},{$push:{project:'p1'}})</text:p>
      <text:p text:style-name="P4">{</text:p>
      <text:p text:style-name="P4"><text:s text:c="2"/>acknowledged: true,</text:p>
      <text:p text:style-name="P4"><text:s text:c="2"/>insertedId: null,</text:p>
      <text:p text:style-name="P4"><text:s text:c="2"/>matchedCount: 1,</text:p>
      <text:p text:style-name="P4"><text:s text:c="2"/>modifiedCount: 1,</text:p>
      <text:p text:style-name="P4"><text:s text:c="2"/>upsertedCount: 0</text:p>
      <text:p text:style-name="P4">}</text:p>
      <text:p text:style-name="P4"/>
      <text:p text:style-name="P4"/>
      <text:p text:style-name="P4"/>
      <text:p text:style-name="P4">(9)</text:p>
      <text:p text:style-name="P4"/>
      <text:p text:style-name="P4"/>
      <text:p text:style-name="P4">employee&gt; db.emp.updateOne({ename:'Rahul'},{$addToSet:{project:{$each:['p2','p3']}}})</text:p>
      <text:p text:style-name="P4">{</text:p>
      <text:p text:style-name="P4"><text:s text:c="2"/>acknowledged: true,</text:p>
      <text:p text:style-name="P4"><text:s text:c="2"/>insertedId: null,</text:p>
      <text:p text:style-name="P4"><text:s text:c="2"/>matchedCount: 1,</text:p>
      <text:p text:style-name="P4"><text:s text:c="2"/>modifiedCount: 1,</text:p>
      <text:p text:style-name="P4"><text:s text:c="2"/>upsertedCount: 0</text:p>
      <text:p text:style-name="P4">}</text:p>
      <text:p text:style-name="P4">employee&gt; db.emp.find({ename:'Rahul'},{})</text:p>
      <text:p text:style-name="P4">[</text:p>
      <text:p text:style-name="P4"><text:s text:c="2"/>{</text:p>
      <text:p text:style-name="P4"><text:s text:c="4"/>_id: ObjectId("62a4c12ede96bb8621ae7cfc"),</text:p>
      <text:p text:style-name="P4"><text:s text:c="4"/>eid: 105,</text:p>
      <text:p text:style-name="P4"><text:s text:c="4"/>ename: 'Rahul',</text:p>
      <text:p text:style-name="P4"><text:s text:c="4"/>dept: 'cs',</text:p>
      <text:p text:style-name="P4"><text:s text:c="4"/>desg: 'designer',</text:p>
      <text:p text:style-name="P4"><text:s text:c="4"/>salary: 90000,</text:p>
      <text:p text:style-name="P4"><text:s text:c="4"/>address: [</text:p>
      <text:p text:style-name="P4"><text:s text:c="6"/>{ dno: 100, street: 'Tkm', locality: 'Karikode', city: 'Kollam' }</text:p>
      <text:p text:style-name="P4"><text:s text:c="4"/>],</text:p>
      <text:p text:style-name="P4"><text:s text:c="4"/>age: 25,</text:p>
      <text:p text:style-name="P4"><text:s text:c="4"/>project: [ 'p1', 'p2', 'p3' ]</text:p>
      <text:p text:style-name="P4"><text:soft-page-break/><text:s text:c="2"/>}</text:p>
      <text:p text:style-name="P4">]</text:p>
      <text:p text:style-name="P4"/>
      <text:p text:style-name="P4"/>
      <text:p text:style-name="P4"/>
      <text:p text:style-name="P4"/>
      <text:p text:style-name="P5">(10)</text:p>
      <text:p text:style-name="P5"/>
      <text:p text:style-name="P5"/>
      <text:p text:style-name="P5">db.emp.updateOne({ename:'Rahul'},{$pull:{project:'p3'}})</text:p>
      <text:p text:style-name="P5">{</text:p>
      <text:p text:style-name="P5"><text:s text:c="2"/>acknowledged: true,</text:p>
      <text:p text:style-name="P5"><text:s text:c="2"/>insertedId: null,</text:p>
      <text:p text:style-name="P5"><text:s text:c="2"/>matchedCount: 1,</text:p>
      <text:p text:style-name="P5"><text:s text:c="2"/>modifiedCount: 1,</text:p>
      <text:p text:style-name="P5"><text:s text:c="2"/>upsertedCount: 0</text:p>
      <text:p text:style-name="P5">}</text:p>
      <text:p text:style-name="P5">employee&gt; db.emp.find({ename:'Rahul'},{})</text:p>
      <text:p text:style-name="P5">[</text:p>
      <text:p text:style-name="P5"><text:s text:c="2"/>{</text:p>
      <text:p text:style-name="P5"><text:s text:c="4"/>_id: ObjectId("62a4c12ede96bb8621ae7cfc"),</text:p>
      <text:p text:style-name="P5"><text:s text:c="4"/>eid: 105,</text:p>
      <text:p text:style-name="P5"><text:s text:c="4"/>ename: 'Rahul',</text:p>
      <text:p text:style-name="P5"><text:s text:c="4"/>dept: 'cs',</text:p>
      <text:p text:style-name="P5"><text:s text:c="4"/>desg: 'designer',</text:p>
      <text:p text:style-name="P5"><text:s text:c="4"/>salary: 90000,</text:p>
      <text:p text:style-name="P5"><text:s text:c="4"/>address: [</text:p>
      <text:p text:style-name="P5"><text:s text:c="6"/>{ dno: 100, street: 'Tkm', locality: 'Karikode', city: 'Kollam' }</text:p>
      <text:p text:style-name="P5"><text:s text:c="4"/>],</text:p>
      <text:p text:style-name="P5"><text:s text:c="4"/>age: 25,</text:p>
      <text:p text:style-name="P5"><text:s text:c="4"/>project: [ 'p1', 'p2' ]</text:p>
      <text:p text:style-name="P5"><text:s text:c="2"/>}</text:p>
      <text:p text:style-name="P5">]</text:p>
      <text:p text:style-name="P5"/>
      <text:p text:style-name="P5"/>
      <text:p text:style-name="P5"/>
      <text:p text:style-name="P5"/>
      <text:p text:style-name="P5">(11)</text:p>
      <text:p text:style-name="P5"/>
      <text:p text:style-name="P5"/>
      <text:p text:style-name="P5">db.emp.updateOne({ename:'Rahul'},{$push:{contacts:{phone:626762232,email:'rahul@gmail.com'}}})</text:p>
      <text:p text:style-name="P5">{</text:p>
      <text:p text:style-name="P5"><text:s text:c="2"/>acknowledged: true,</text:p>
      <text:p text:style-name="P5"><text:s text:c="2"/>insertedId: null,</text:p>
      <text:p text:style-name="P5"><text:s text:c="2"/>matchedCount: 1,</text:p>
      <text:p text:style-name="P5"><text:s text:c="2"/>modifiedCount: 1,</text:p>
      <text:p text:style-name="P5"><text:s text:c="2"/>upsertedCount: 0</text:p>
      <text:p text:style-name="P5">}</text:p>
      <text:p text:style-name="P5">employee&gt; db.emp.find({ename:'Rahul'},{})</text:p>
      <text:p text:style-name="P5">[</text:p>
      <text:p text:style-name="P5"><text:s text:c="2"/>{</text:p>
      <text:p text:style-name="P5"><text:soft-page-break/><text:s text:c="4"/>_id: ObjectId("62a4c12ede96bb8621ae7cfc"),</text:p>
      <text:p text:style-name="P5"><text:s text:c="4"/>eid: 105,</text:p>
      <text:p text:style-name="P5"><text:s text:c="4"/>ename: 'Rahul',</text:p>
      <text:p text:style-name="P5"><text:s text:c="4"/>dept: 'cs',</text:p>
      <text:p text:style-name="P5"><text:s text:c="4"/>desg: 'designer',</text:p>
      <text:p text:style-name="P5"><text:s text:c="4"/>salary: 90000,</text:p>
      <text:p text:style-name="P5"><text:s text:c="4"/>address: [</text:p>
      <text:p text:style-name="P5"><text:s text:c="6"/>{ dno: 100, street: 'Tkm', locality: 'Karikode', city: 'Kollam' }</text:p>
      <text:p text:style-name="P5"><text:s text:c="4"/>],</text:p>
      <text:p text:style-name="P5"><text:s text:c="4"/>age: 25,</text:p>
      <text:p text:style-name="P5"><text:s text:c="4"/>project: [ 'p1', 'p2' ],</text:p>
      <text:p text:style-name="P5"><text:s text:c="4"/>contacts: [ { phone: 626762232, email: 'rahul@gmail.com' } ]</text:p>
      <text:p text:style-name="P5"><text:s text:c="2"/>}</text:p>
      <text:p text:style-name="P5">]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21:42:24.612890856</meta:creation-date>
    <dc:date>2022-06-12T11:09:27.076563858</dc:date>
    <meta:editing-duration>PT6M31S</meta:editing-duration>
    <meta:editing-cycles>1</meta:editing-cycles>
    <meta:document-statistic meta:table-count="0" meta:image-count="0" meta:object-count="0" meta:page-count="7" meta:paragraph-count="257" meta:word-count="555" meta:character-count="5872" meta:non-whitespace-character-count="4918"/>
    <meta:generator>LibreOffice/7.2.6.2$Linux_X86_64 LibreOffice_project/20$Build-2</meta:generator>
  </office:meta>
</office:document-meta>
</file>